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77349587367448101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62865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52157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29358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662759930593807016" text:style-name="L2">
        <text:list-item>
          <text:list>
            <text:list-item>
              <text:p text:style-name="P40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246813289850930228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88970941183928142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111692458569776363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2313429993821532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422284684981547361" text:style-name="L7">
        <text:list-item>
          <text:list>
            <text:list-header>
              <text:p text:style-name="P46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 hill ( <text:s/>ft ascent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4"><text:span text:style-name="T3"/></text:p>
      <text:p text:style-name="P4">In the last week: 21.7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5T16:42:52.29</dc:date>
    <dc:creator>James  Lombardi</dc:creator>
    <meta:editing-duration>P7DT13H50M30S</meta:editing-duration>
    <meta:editing-cycles>671</meta:editing-cycles>
    <meta:generator>OpenOffice/4.1.2$Win32 OpenOffice.org_project/412m3$Build-9782</meta:generator>
    <meta:document-statistic meta:table-count="0" meta:image-count="0" meta:object-count="0" meta:page-count="19" meta:paragraph-count="516" meta:word-count="6666" meta:character-count="33219"/>
  </office:meta>
</office:document-meta>
</file>